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8.157cm" fo:margin-left="-0.557cm" table:align="left" style:writing-mode="lr-tb"/>
    </style:style>
    <style:style style:name="Table4.A" style:family="table-column">
      <style:table-column-properties style:column-width="8.057cm"/>
    </style:style>
    <style:style style:name="Table4.B" style:family="table-column">
      <style:table-column-properties style:column-width="4.233cm"/>
    </style:style>
    <style:style style:name="Table4.C" style:family="table-column">
      <style:table-column-properties style:column-width="5.867cm"/>
    </style:style>
    <style:style style:name="Table4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000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4">
      <style:text-properties officeooo:paragraph-rsid="00176a27"/>
    </style:style>
    <style:style style:name="P2" style:family="paragraph" style:parent-style-name="Standard">
      <style:text-properties officeooo:rsid="00176a27" officeooo:paragraph-rsid="00176a27"/>
    </style:style>
    <style:style style:name="P3" style:family="paragraph" style:parent-style-name="Standard" style:list-style-name="WWNum3">
      <style:paragraph-properties fo:orphans="0" fo:widows="0"/>
      <style:text-properties officeooo:rsid="0066cae5" officeooo:paragraph-rsid="00176a27"/>
    </style:style>
    <style:style style:name="P4" style:family="paragraph" style:parent-style-name="Standard" style:list-style-name="WWNum3">
      <style:paragraph-properties fo:orphans="0" fo:widows="0"/>
      <style:text-properties officeooo:paragraph-rsid="00176a27"/>
    </style:style>
    <style:style style:name="P5" style:family="paragraph" style:parent-style-name="Standard">
      <style:text-properties officeooo:paragraph-rsid="00176a27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743a8e" officeooo:paragraph-rsid="00176a27"/>
    </style:style>
    <style:style style:name="P7" style:family="paragraph" style:parent-style-name="Standard">
      <style:paragraph-properties fo:margin-left="0cm" fo:margin-right="0cm" fo:orphans="0" fo:widows="0" fo:text-indent="0cm" style:auto-text-indent="false"/>
      <style:text-properties officeooo:rsid="0065f833" officeooo:paragraph-rsid="00176a27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76a27"/>
    </style:style>
    <style:style style:name="P9" style:family="paragraph" style:parent-style-name="Heading_20_3">
      <style:text-properties officeooo:rsid="0066cae5" officeooo:paragraph-rsid="00176a27"/>
    </style:style>
    <style:style style:name="P10" style:family="paragraph" style:parent-style-name="Table_20_Contents">
      <style:text-properties fo:font-weight="bold" officeooo:rsid="0066cae5" officeooo:paragraph-rsid="00176a27" fo:background-color="#ff0000" style:font-weight-asian="bold" style:font-weight-complex="bold"/>
    </style:style>
    <style:style style:name="P11" style:family="paragraph" style:parent-style-name="Table_20_Contents">
      <style:text-properties officeooo:rsid="00785874" officeooo:paragraph-rsid="00176a27"/>
    </style:style>
    <style:style style:name="P12" style:family="paragraph" style:parent-style-name="Table_20_Contents">
      <style:text-properties officeooo:paragraph-rsid="00176a27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weight="bold" officeooo:rsid="0066cae5" officeooo:paragraph-rsid="00176a27" fo:background-color="#ff0000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rsid="009bf749" officeooo:paragraph-rsid="00176a27"/>
    </style:style>
    <style:style style:name="T1" style:family="text">
      <style:text-properties officeooo:rsid="008038c0"/>
    </style:style>
    <style:style style:name="T2" style:family="text">
      <style:text-properties officeooo:rsid="0067d2ce"/>
    </style:style>
    <style:style style:name="T3" style:family="text">
      <style:text-properties officeooo:rsid="009bf749"/>
    </style:style>
    <style:style style:name="T4" style:family="text">
      <style:text-properties officeooo:rsid="009bf749" style:font-name-complex="Arial1" style:font-size-complex="9pt"/>
    </style:style>
    <style:style style:name="T5" style:family="text">
      <style:text-properties officeooo:rsid="00644241" style:font-name-complex="Arial1" style:font-size-complex="9pt"/>
    </style:style>
    <style:style style:name="T6" style:family="text">
      <style:text-properties officeooo:rsid="008038c0" style:font-name-complex="Arial1" style:font-size-complex="9pt"/>
    </style:style>
    <style:style style:name="T7" style:family="text">
      <style:text-properties officeooo:rsid="00166d41" style:font-name-complex="Arial1" style:font-size-complex="9pt"/>
    </style:style>
    <style:style style:name="T8" style:family="text">
      <style:text-properties officeooo:rsid="0066c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METER 2 (vrac)</text:p>
      <text:p text:style-name="P2"/>
      <text:p text:style-name="P2"/>
      <text:h text:style-name="P9" text:outline-level="3">Connexion</text:h>
      <text:h text:style-name="P1" text:outline-level="4"><text:bookmark-start text:name="__RefHeading__19856_2146347469"/>Description<text:bookmark-end text:name="__RefHeading__19856_2146347469"/></text:h>
      <text:p text:style-name="P5">On se connecte <text:span text:style-name="T2">sur notre Ent en choisissant la mire accompagné des bons codes d'accés.</text:span></text:p>
      <text:h text:style-name="P1" text:outline-level="4"><text:bookmark-start text:name="__RefHeading__19858_2146347469"/><text:span text:style-name="T3">Steps of the </text:span>sc<text:span text:style-name="T3">e</text:span>nario<text:bookmark-end text:name="__RefHeading__19858_2146347469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Etapes</text:p>
          </table:table-cell>
          <table:table-cell table:style-name="Table4.A1" office:value-type="string">
            <text:p text:style-name="P13">Information<text:span text:style-name="T2">s</text:span>/<text:span text:style-name="T2">I</text:span>nputs</text:p>
          </table:table-cell>
          <table:table-cell table:style-name="Table4.C1" office:value-type="string">
            <text:p text:style-name="P10">RMQ</text:p>
          </table:table-cell>
        </table:table-row>
        <table:table-row>
          <table:table-cell table:style-name="Table4.A2" office:value-type="string">
            <text:list xml:id="list327492800268444933" text:style-name="WWNum3">
              <text:list-item>
                <text:p text:style-name="P3"><text:span text:style-name="TDContents"><text:span text:style-name="T4"><text:s/>Enter the </text:span></text:span><text:span text:style-name="TDContents"><text:span text:style-name="T5">url : «</text:span></text:span><text:span text:style-name="TDContents"><text:span text:style-name="T6">https://preprod.cartabledesavoie.com</text:span></text:span><text:span text:style-name="TDContents"><text:span text:style-name="T5">»</text:span></text:span></text:p>
              </text:list-item>
            </text:list>
          </table:table-cell>
          <table:table-cell table:style-name="Table4.B2" office:value-type="string">
            <text:p text:style-name="P11"/>
          </table:table-cell>
          <table:table-cell table:style-name="Table4.C2" office:value-type="string">
            <text:p text:style-name="P12"/>
          </table:table-cell>
        </table:table-row>
        <table:table-row>
          <table:table-cell table:style-name="Table4.A3" office:value-type="string">
            <text:list xml:id="list163029643708019" text:continue-numbering="true" text:style-name="WWNum3">
              <text:list-item>
                <text:p text:style-name="P4"><text:span text:style-name="TDContents"><text:span text:style-name="T5"><text:s/>C</text:span></text:span><text:span text:style-name="TDContents"><text:span text:style-name="T6">li</text:span></text:span><text:span text:style-name="TDContents"><text:span text:style-name="T4">ck on the right top button </text:span></text:span><text:span text:style-name="TDContents"><text:span text:style-name="T6">«</text:span></text:span><text:span text:style-name="TDContents"><text:span text:style-name="T4">CONNECTION</text:span></text:span><text:span text:style-name="TDContents"><text:span text:style-name="T7">»</text:span></text:span></text:p>
              </text:list-item>
            </text:list>
          </table:table-cell>
          <table:table-cell table:style-name="Table4.B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4" office:value-type="string">
            <text:list xml:id="list163028985398736" text:continue-numbering="true" text:style-name="WWNum3">
              <text:list-item>
                <text:p text:style-name="P4"><text:span text:style-name="TDContents"><text:span text:style-name="T4"><text:s/>Input id and password </text:span></text:span></text:p>
              </text:list-item>
            </text:list>
          </table:table-cell>
          <table:table-cell table:style-name="Table4.B4" office:value-type="string">
            <text:p text:style-name="P7"><text:span text:style-name="T8">i</text:span>d :<text:span text:style-name="T3">benj</text:span></text:p>
            <text:p text:style-name="P7">mdp :<text:span text:style-name="T3">benj73</text:span></text:p>
          </table:table-cell>
          <table:table-cell table:style-name="Table4.C4" office:value-type="string">
            <text:p text:style-name="P14">You can see you are now log on the website.</text:p>
          </table:table-cell>
        </table:table-row>
      </table:table>
      <text:p text:style-name="P8"/>
      <text:p text:style-name="P6">Nous admettons qu'il faudra effectuer le Scénario 1 afin de pouvoir <text:span text:style-name="T1">réaliser</text:span> les scénarios <text:span text:style-name="T1">suivant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default-outline-level="3" style:class="text">
      <style:paragraph-properties fo:margin-left="0.988cm" fo:margin-right="0cm" fo:margin-top="0.635cm" fo:margin-bottom="0.212cm" style:contextual-spacing="false" fo:orphans="2" fo:widows="2" fo:text-indent="-1.21cm" style:auto-text-indent="false" fo:keep-with-next="always" style:writing-mode="lr-tb"/>
      <style:text-properties style:font-name="Century Gothic" fo:font-family="'Century Gothic'" style:font-family-generic="swiss" style:font-pitch="variable" fo:font-size="12pt" fo:language="fr" fo:country="FR" style:letter-kerning="true" style:font-size-asian="12pt" style:language-asian="fr" style:country-asian="FR" style:font-size-complex="12pt"/>
    </style:style>
    <style:style style:name="Heading_20_4" style:display-name="Heading 4" style:family="paragraph" style:parent-style-name="Heading" style:default-outline-level="4" style:class="text">
      <style:paragraph-properties fo:margin-left="2.201cm" fo:margin-right="0cm" fo:margin-top="0.423cm" fo:margin-bottom="0.212cm" style:contextual-spacing="false" fo:text-indent="-0.101cm" style:auto-text-indent="false"/>
      <style:text-properties fo:color="#4d4d4d" fo:font-size="11pt" style:font-size-asian="11pt" style:font-size-complex="11pt"/>
    </style:style>
    <style:style style:name="Table_20_Contents" style:display-name="Table Contents" style:family="paragraph" style:parent-style-name="Standard" style:class="extra"/>
    <style:style style:name="ListLabel_20_4" style:display-name="ListLabel 4" style:family="text">
      <style:text-properties fo:color="#e51519" fo:font-size="16pt" fo:font-style="normal" fo:font-weight="normal" style:font-size-asian="16pt" style:font-style-asian="normal" style:font-weight-asian="normal" style:font-size-complex="16pt"/>
    </style:style>
    <style:style style:name="ListLabel_20_5" style:display-name="ListLabel 5" style:family="text">
      <style:text-properties fo:color="#e51519" fo:font-size="16pt" style:font-size-asian="16pt" style:font-size-complex="16pt"/>
    </style:style>
    <style:style style:name="ListLabel_20_6" style:display-name="ListLabel 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" style:display-name="ListLabel 7" style:family="text">
      <style:text-properties fo:font-size="11pt" style:text-underline-style="none" style:font-size-asian="11pt" style:font-size-complex="11pt"/>
    </style:style>
    <style:style style:name="Default_20_Paragraph_20_Font" style:display-name="Default Paragraph Font" style:family="text"/>
    <style:style style:name="TDContents" style:family="text" style:parent-style-name="Default_20_Paragraph_20_Font">
      <style:text-properties style:font-name="Arial" fo:font-family="Arial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text:style-name="ListLabel_20_4" style:num-format="">
        <style:list-level-properties text:list-level-position-and-space-mode="label-alignment">
          <style:list-level-label-alignment text:label-followed-by="listtab" fo:margin-left="-0.134cm"/>
        </style:list-level-properties>
      </text:list-level-style-number>
      <text:list-level-style-number text:level="2" text:style-name="ListLabel_20_5" style:num-suffix="." style:num-format="1">
        <style:list-level-properties text:list-level-position-and-space-mode="label-alignment">
          <style:list-level-label-alignment text:label-followed-by="listtab" fo:margin-left="-0.13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margin-left="-0.134cm"/>
        </style:list-level-properties>
      </text:list-level-style-number>
      <text:list-level-style-number text:level="4" text:style-name="ListLabel_20_6" style:num-suffix="." style:num-format="1" text:display-levels="3">
        <style:list-level-properties text:list-level-position-and-space-mode="label-alignment">
          <style:list-level-label-alignment text:label-followed-by="listtab" text:list-tab-stop-position="1.963cm" fo:text-indent="-1.212cm" fo:margin-left="1.963cm"/>
        </style:list-level-properties>
      </text:list-level-style-number>
      <text:list-level-style-number text:level="5" text:style-name="ListLabel_20_7" style:num-suffix="." style:num-format="a">
        <style:list-level-properties text:list-level-position-and-space-mode="label-alignment" fo:text-align="end">
          <style:list-level-label-alignment text:label-followed-by="listtab" text:list-tab-stop-position="2.066cm" fo:text-indent="-0.099cm" fo:margin-left="2.066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space" fo:margin-left="2.54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2.54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2.54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2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6:29:54.027849728</meta:creation-date>
    <dc:date>2014-08-25T16:30:28.508838101</dc:date>
    <meta:editing-duration>P0D</meta:editing-duration>
    <meta:editing-cycles>1</meta:editing-cycles>
    <meta:document-statistic meta:table-count="1" meta:image-count="0" meta:object-count="0" meta:page-count="1" meta:paragraph-count="15" meta:word-count="72" meta:character-count="453" meta:non-whitespace-character-count="392"/>
    <meta:generator>LibreOffice/4.2.4.2$Linux_X86_64 LibreOffice_project/420m0$Build-2</meta:generator>
  </office:meta>
</office:document-meta>
</file>